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C70000013BD6D42D6978B328A0.png" manifest:media-type="image/png"/>
  <manifest:file-entry manifest:full-path="Pictures/10000201000000A300000165BB92811497BA027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gradient-name="Tango_20_Blue" draw:textarea-horizontal-align="center" draw:textarea-vertical-align="top" draw:auto-grow-height="false" fo:min-height="4.482cm" fo:min-width="8.915cm" fo:padding-top="0cm" fo:padding-bottom="0cm" fo:padding-right="0cm" draw:shadow="visible"/>
    </style:style>
    <style:style style:name="gr2" style:family="graphic" style:parent-style-name="Object_20_with_20_no_20_fill_20_and_20_no_20_line">
      <style:graphic-properties draw:stroke="none" draw:fill="none" draw:textarea-vertical-align="bottom" fo:padding-bottom="-0.406cm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gradient-name="Tango_20_Blue" draw:textarea-horizontal-align="center" draw:textarea-vertical-align="top" draw:auto-grow-height="false" fo:min-height="3.476cm" fo:min-width="6.524cm" fo:padding-top="0cm" fo:padding-bottom="0cm" draw:shadow="visible"/>
    </style:style>
    <style:style style:name="gr4" style:family="graphic" style:parent-style-name="Object_20_with_20_no_20_fill_20_and_20_no_20_line">
      <style:graphic-properties draw:stroke="none" draw:fill="none" fo:padding-bottom="-0.406cm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.722cm" fo:min-width="3.643cm" draw:shadow="hidden"/>
    </style:style>
    <style:style style:name="gr6" style:family="graphic" style:parent-style-name="standard">
      <style:graphic-properties draw:textarea-horizontal-align="justify" draw:textarea-vertical-align="middle" draw:auto-grow-height="false" fo:min-height="0.601cm" fo:min-width="1.363cm" draw:shadow="hidden"/>
    </style:style>
    <style:style style:name="gr7" style:family="graphic" style:parent-style-name="standard">
      <style:graphic-properties draw:fill-gradient-name="Tango_20_Blue" draw:textarea-horizontal-align="center" draw:textarea-vertical-align="top" draw:auto-grow-height="false" fo:min-height="3.601cm" fo:min-width="7.538cm" fo:padding-bottom="0cm" draw:shadow="visible"/>
    </style:style>
    <style:style style:name="gr8" style:family="graphic" style:parent-style-name="standard">
      <style:graphic-properties draw:textarea-horizontal-align="justify" draw:textarea-vertical-align="top" draw:auto-grow-height="false" fo:min-height="2.1cm" fo:min-width="5.087cm" draw:shadow="hidden"/>
    </style:style>
    <style:style style:name="gr9" style:family="graphic" style:parent-style-name="standard">
      <style:graphic-properties draw:fill-gradient-name="Tango_20_Red" draw:textarea-horizontal-align="justify" draw:textarea-vertical-align="middle" draw:auto-grow-height="false" fo:min-height="0.573cm" fo:min-width="4.637cm" draw:shadow="hidden"/>
    </style:style>
    <style:style style:name="gr10" style:family="graphic" style:parent-style-name="standard">
      <style:graphic-properties draw:fill-gradient-name="Tango_20_Red" draw:textarea-horizontal-align="justify" draw:textarea-vertical-align="middle" draw:auto-grow-height="false" fo:min-height="0.573cm" fo:min-width="3.748cm" draw:shadow="hidden"/>
    </style:style>
    <style:style style:name="gr11" style:family="graphic" style:parent-style-name="objectwithoutfill">
      <style:graphic-properties draw:marker-end="Arrow" draw:marker-end-width="0.3cm" draw:fill="none" draw:shadow="hidden"/>
    </style:style>
    <style:style style:name="gr12" style:family="graphic" style:parent-style-name="standard">
      <style:graphic-properties draw:fill-gradient-name="Tango_20_Yellow" draw:textarea-horizontal-align="center" draw:textarea-vertical-align="top" draw:auto-grow-height="false" fo:min-height="4.587cm" fo:min-width="5.484cm" fo:padding-top="0cm" fo:padding-bottom="0cm" draw:shadow="visible"/>
    </style:style>
    <style:style style:name="gr13" style:family="graphic" style:parent-style-name="standard">
      <style:graphic-properties draw:textarea-horizontal-align="justify" draw:textarea-vertical-align="top" draw:auto-grow-height="false" fo:min-height="1.662cm" fo:min-width="4.224cm" draw:shadow="hidden"/>
    </style:style>
    <style:style style:name="gr14" style:family="graphic" style:parent-style-name="standard">
      <style:graphic-properties draw:fill-gradient-name="Subtle_20_Tango_20_Green" draw:textarea-horizontal-align="justify" draw:textarea-vertical-align="middle" draw:auto-grow-height="false" fo:min-height="0.612cm" fo:min-width="3.236cm" draw:shadow="hidden"/>
    </style:style>
    <style:style style:name="gr15" style:family="graphic" style:parent-style-name="objectwithoutfill">
      <style:graphic-properties svg:stroke-width="0.102cm" svg:stroke-color="#009900" draw:marker-start="Arrow" draw:marker-start-width="0.305cm" draw:marker-end="Arrow" draw:marker-end-width="0.305cm" draw:fill="none" draw:textarea-horizontal-align="center" draw:textarea-vertical-align="bottom" fo:padding-top="0cm" fo:padding-bottom="0cm" fo:padding-left="1.27cm" fo:padding-right="0cm" draw:shadow="hidden"/>
    </style:style>
    <style:style style:name="gr16" style:family="graphic" style:parent-style-name="objectwithoutfill">
      <style:graphic-properties svg:stroke-width="0.102cm" svg:stroke-color="#6666ff" draw:marker-start="Arrow" draw:marker-start-width="0.305cm" draw:marker-end="Arrow" draw:marker-end-width="0.305cm" draw:fill="none" draw:textarea-vertical-align="top" fo:padding-top="-0.457cm" fo:padding-bottom="0.051cm" fo:padding-left="0.051cm" fo:padding-right="2.591cm" draw:shadow="hidden"/>
    </style:style>
    <style:style style:name="gr17" style:family="graphic" style:parent-style-name="standard">
      <style:graphic-properties draw:fill-gradient-name="Subtle_20_Tango_20_Green" draw:textarea-horizontal-align="justify" draw:textarea-vertical-align="middle" draw:auto-grow-height="false" fo:min-height="0.573cm" fo:min-width="4.913cm" draw:shadow="hidden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8.282cm" draw:shadow="hidden"/>
    </style:style>
    <style:style style:name="gr19" style:family="graphic" style:parent-style-name="objectwithoutfill">
      <style:graphic-properties draw:marker-end="Arrow" draw:marker-end-width="0.3cm" draw:fill="none" draw:shadow="hidden"/>
    </style:style>
    <style:style style:name="gr20" style:family="graphic" style:parent-style-name="Object_20_with_20_no_20_fill_20_and_20_no_20_line">
      <style:graphic-properties draw:stroke="none" draw:fill="non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svg:stroke-width="0.102cm" svg:stroke-color="#009900" draw:marker-start="Arrow" draw:marker-start-width="0.305cm" draw:marker-end="Arrow" draw:marker-end-width="0.305cm" draw:fill="none" fo:padding-top="0cm" fo:padding-bottom="0.076cm" fo:padding-left="0cm" fo:padding-right="6.35cm" draw:shadow="hidden"/>
    </style:style>
    <style:style style:name="gr22" style:family="graphic" style:parent-style-name="standard">
      <style:graphic-properties draw:stroke="none" svg:stroke-color="#000000" draw:fill="none" draw:fill-color="#ffffff" fo:min-height="0.508cm"/>
    </style:style>
    <style:style style:name="gr23" style:family="graphic" style:parent-style-name="objectwithoutfill">
      <style:graphic-properties svg:stroke-width="0.102cm" svg:stroke-color="#6666ff" draw:marker-start="Arrow" draw:marker-start-width="0.305cm" draw:marker-end="Arrow" draw:marker-end-width="0.305cm" draw:fill="none" draw:textarea-vertical-align="top" fo:padding-top="-0.457cm" fo:padding-bottom="0.051cm" fo:padding-left="0.051cm" fo:padding-right="2.591cm" draw:shadow="hidden"/>
    </style:style>
    <style:style style:name="gr24" style:family="graphic" style:parent-style-name="objectwithoutfill">
      <style:graphic-properties svg:stroke-width="0.102cm" svg:stroke-color="#6666ff" draw:marker-start="Arrow" draw:marker-start-width="0.305cm" draw:marker-end="Arrow" draw:marker-end-width="0.305cm" draw:fill="none" draw:textarea-vertical-align="top" fo:padding-top="-0.457cm" fo:padding-bottom="0cm" fo:padding-left="0cm" fo:padding-right="0cm" draw:shadow="hidden"/>
    </style:style>
    <style:style style:name="gr25" style:family="graphic" style:parent-style-name="standard">
      <style:graphic-properties draw:stroke="none" svg:stroke-color="#000000" draw:fill="none" draw:fill-color="#ffffff" fo:min-height="1.424cm"/>
    </style:style>
    <style:style style:name="gr26" style:family="graphic" style:parent-style-name="objectwithoutfill">
      <style:graphic-properties svg:stroke-width="0.102cm" svg:stroke-color="#009900" draw:marker-start="Arrow" draw:marker-start-width="0.305cm" draw:marker-end="Arrow" draw:marker-end-width="0.305cm" draw:fill="none" draw:textarea-vertical-align="top" fo:padding-top="-0.457cm" fo:padding-bottom="0cm" fo:padding-left="0cm" fo:padding-right="0cm" draw:shadow="hidden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1.397cm"/>
    </style:style>
    <style:style style:name="P1" style:family="paragraph">
      <style:paragraph-properties fo:text-align="center"/>
    </style:style>
    <style:style style:name="P2" style:family="paragraph">
      <loext:graphic-properties draw:fill-gradient-name="Tango_20_Blu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gradient-name="Tango_20_Red"/>
      <style:paragraph-properties fo:text-align="center"/>
    </style:style>
    <style:style style:name="P5" style:family="paragraph">
      <loext:graphic-properties draw:fill-gradient-name="Tango_20_Yellow"/>
      <style:paragraph-properties fo:text-align="center"/>
    </style:style>
    <style:style style:name="P6" style:family="paragraph">
      <loext:graphic-properties draw:fill-gradient-name="Subtle_20_Tango_20_Green"/>
      <style:paragraph-properties fo:text-align="center"/>
    </style:style>
    <style:style style:name="P7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line-height="150%" fo:text-align="center" style:writing-mode="lr-tb"/>
    </style:style>
    <style:style style:name="P10" style:family="paragraph">
      <style:paragraph-properties fo:margin-left="0cm" fo:margin-right="0cm" fo:margin-top="0cm" fo:margin-bottom="0cm" fo:line-height="150%" fo:text-align="center" fo:text-indent="0cm" style:writing-mode="lr-tb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 style:writing-mode="lr-tb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9.017cm" svg:height="4.584cm" draw:transform="skewX (-0.00418879020478639) translate (10.312cm 10.271cm)">
            <text:p text:style-name="P1">simulation server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831.7205840251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1.217cm" svg:height="2.48cm" draw:transform="skewX (-0.00436332312998582) translate (10.929cm 10.783cm)">
            <draw:image xlink:href="Pictures/10000201000000A300000165BB92811497BA027F.png" xlink:type="simple" xlink:show="embed" xlink:actuate="onLoad">
              <text:p text:style-name="P1">N</text:p>
            </draw:image>
          </draw:frame>
        </draw:g>
        <draw:g>
          <draw:glue-point draw:id="4" svg:x="3.076cm" svg:y="1.071cm"/>
          <draw:g>
            <draw:custom-shape draw:style-name="gr3" draw:text-style-name="P2" draw:layer="layout" svg:width="6.604cm" svg:height="3.556cm" svg:x="3.159cm" svg:y="7.545cm">
              <text:p text:style-name="P1">session server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831.72058402519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3" draw:layer="layout" svg:width="1.181cm" svg:height="2.587cm" svg:x="3.413cm" svg:y="7.879cm">
              <draw:image xlink:href="Pictures/10000201000000A300000165BB92811497BA027F.png" xlink:type="simple" xlink:show="embed" xlink:actuate="onLoad">
                <text:p text:style-name="P1">1</text:p>
              </draw:image>
            </draw:frame>
          </draw:g>
        </draw:g>
        <draw:custom-shape draw:style-name="gr5" draw:text-style-name="P1" xml:id="id1" draw:id="id1" draw:layer="layout" svg:width="3.683cm" svg:height="0.762cm" svg:x="13.416cm" svg:y="11.514cm">
          <draw:glue-point draw:id="4" svg:x="4.042cm" svg:y="-4.645cm"/>
          <text:p text:style-name="P1">simulation_server.py</text:p>
          <draw:enhanced-geometry svg:viewBox="0 0 21600 21600" draw:path-stretchpoint-x="10800" draw:path-stretchpoint-y="10800" draw:text-areas="?f3 ?f4 ?f5 ?f6" draw:type="round-rectangle" draw:modifiers="1992.829033668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4" draw:id="id4" draw:layer="layout" svg:width="1.397cm" svg:height="0.635cm" svg:x="15.45cm" svg:y="13.692cm">
          <text:p text:style-name="P1">webots</text:p>
          <draw:enhanced-geometry svg:viewBox="0 0 21600 21600" draw:mirror-horizontal="false" draw:mirror-vertical="false" draw:path-stretchpoint-x="10800" draw:path-stretchpoint-y="10800" draw:text-areas="?f3 ?f4 ?f5 ?f6" draw:type="round-rectangle" draw:modifiers="1992.829033668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" draw:id="id2" draw:layer="layout" svg:width="1.397cm" svg:height="0.635cm" svg:x="13.059cm" svg:y="12.903cm">
          <text:p text:style-name="P1">webots</text:p>
          <draw:enhanced-geometry svg:viewBox="0 0 21600 21600" draw:path-stretchpoint-x="10800" draw:path-stretchpoint-y="10800" draw:text-areas="?f3 ?f4 ?f5 ?f6" draw:type="round-rectangle" draw:modifiers="1992.829033668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7" draw:id="id7">
          <draw:glue-point draw:id="4" svg:x="3.166cm" svg:y="-1.294cm"/>
          <draw:glue-point draw:id="5" svg:x="1.5cm" svg:y="-2.035cm"/>
          <draw:glue-point draw:id="6" svg:x="2cm" svg:y="-1.665cm"/>
          <draw:glue-point draw:id="7" svg:x="2.333cm" svg:y="5.135cm"/>
          <draw:glue-point draw:id="8" svg:x="3.666cm" svg:y="4.394cm"/>
          <draw:glue-point draw:id="9" svg:x="3cm" svg:y="4.394cm"/>
          <draw:custom-shape draw:style-name="gr7" draw:text-style-name="P2" draw:layer="layout" svg:width="7.62cm" svg:height="3.683cm" svg:x="11.16cm" svg:y="3.794cm">
            <text:p text:style-name="P1"><text:s text:c="15"/>web server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831.7205840251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3" draw:layer="layout" svg:width="1.181cm" svg:height="2.587cm" svg:x="11.687cm" svg:y="4.22cm">
            <draw:image xlink:href="Pictures/10000201000000A300000165BB92811497BA027F.png" xlink:type="simple" xlink:show="embed" xlink:actuate="onLoad">
              <text:p text:style-name="P1">1</text:p>
            </draw:image>
          </draw:frame>
          <draw:custom-shape draw:style-name="gr8" draw:text-style-name="P1" draw:layer="layout" svg:width="5.207cm" svg:height="2.22cm" svg:x="13.192cm" svg:y="4.757cm">
            <text:p text:style-name="P1">apache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992.8290336685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4" draw:layer="layout" svg:width="4.699cm" svg:height="0.635cm" svg:x="13.573cm" svg:y="5.326cm">
            <text:p text:style-name="P1">/ajax/download_project.php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3.81cm" svg:height="0.635cm" svg:x="13.554cm" svg:y="6.088cm">
            <text:p text:style-name="P1">/ajax/upload_file.php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1" draw:text-style-name="P3" draw:layer="layout" draw:type="line" svg:x1="15.257cm" svg:y1="12.276cm" svg:x2="13.757cm" svg:y2="12.903cm" draw:start-shape="id1" draw:start-glue-point="2" draw:end-shape="id2" draw:end-glue-point="0" svg:d="M15257 12276l-1500 627" svg:viewBox="0 0 1501 628">
          <text:p/>
        </draw:connector>
        <draw:connector draw:style-name="gr11" draw:text-style-name="P3" draw:layer="layout" draw:type="line" svg:x1="15.257cm" svg:y1="12.276cm" svg:x2="17.101cm" svg:y2="12.866cm" draw:start-shape="id1" draw:start-glue-point="2" draw:end-shape="id3" draw:end-glue-point="3" svg:d="M15257 12276l1844 590" svg:viewBox="0 0 1845 591">
          <text:p/>
        </draw:connector>
        <draw:connector draw:style-name="gr11" draw:text-style-name="P3" draw:layer="layout" draw:type="line" svg:x1="15.257cm" svg:y1="12.276cm" svg:x2="16.148cm" svg:y2="13.692cm" draw:start-shape="id1" draw:start-glue-point="2" draw:end-shape="id4" draw:end-glue-point="0" svg:d="M15257 12276l891 1416" svg:viewBox="0 0 892 1417">
          <text:p/>
        </draw:connector>
        <draw:g>
          <draw:g>
            <draw:custom-shape draw:style-name="gr12" draw:text-style-name="P5" draw:layer="layout" svg:width="5.588cm" svg:height="4.691cm" svg:x="21.088cm" svg:y="4.818cm">
              <text:p text:style-name="P1">client computer <text:s text:c="15"/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831.72058402519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13" draw:text-style-name="P1" xml:id="id6" draw:id="id6" draw:layer="layout" svg:width="4.318cm" svg:height="1.756cm" svg:x="21.85cm" svg:y="7.372cm">
          <text:p text:style-name="P1">web browser</text:p>
          <draw:enhanced-geometry svg:viewBox="0 0 21600 21600" draw:path-stretchpoint-x="10800" draw:path-stretchpoint-y="10800" draw:text-areas="?f3 ?f4 ?f5 ?f6" draw:type="round-rectangle" draw:modifiers="1992.829033668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xml:id="id5" draw:id="id5" draw:layer="layout" svg:width="3.302cm" svg:height="0.678cm" svg:x="22.231cm" svg:y="8.069cm">
          <draw:glue-point draw:id="4" svg:x="3.01cm" svg:y="5cm"/>
          <draw:glue-point draw:id="5" svg:x="-2.374cm" svg:y="5cm"/>
          <text:p text:style-name="P1">webots.min.j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3" draw:layer="layout" svg:x1="24.875cm" svg:y1="8.747cm" svg:x2="18.498cm" svg:y2="12.866cm" draw:start-shape="id5" draw:start-glue-point="4" draw:end-shape="id3" draw:end-glue-point="1" svg:d="M24875 8747v4119h-6377" svg:viewBox="0 0 6378 4120">
          <text:p text:style-name="P1">1:1</text:p>
        </draw:connector>
        <draw:connector draw:style-name="gr16" draw:text-style-name="P3" draw:layer="layout" svg:x1="24.009cm" svg:y1="7.372cm" svg:x2="18.78cm" svg:y2="5.635cm" draw:start-shape="id6" draw:start-glue-point="0" draw:end-shape="id7" svg:d="M24009 7372v-1737h-5229" svg:viewBox="0 0 5230 1738">
          <text:p text:style-name="P1">1:N</text:p>
        </draw:connector>
        <draw:custom-shape draw:style-name="gr10" draw:text-style-name="P4" draw:layer="layout" svg:width="3.81cm" svg:height="0.635cm" svg:x="15.94cm" svg:y="15.732cm">
          <text:p text:style-name="P1">application specific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draw:layer="layout" svg:width="4.975cm" svg:height="0.635cm" svg:x="20.933cm" svg:y="15.724cm">
          <text:p text:style-name="P1">common to all applica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7" draw:layer="layout" svg:width="8.282cm" svg:height="0.628cm" svg:x="10.995cm" svg:y="2.27cm">
          <draw:text-box>
            <text:p><text:span text:style-name="T1">Webots web simulation server</text:span></text:p>
          </draw:text-box>
        </draw:frame>
        <draw:connector draw:style-name="gr19" draw:text-style-name="P3" draw:layer="layout" draw:type="line" svg:x1="12.434cm" svg:y1="16.178cm" svg:x2="14.783cm" svg:y2="16.178cm" svg:d="M12434 16178h2349" svg:viewBox="0 0 2350 1">
          <text:p text:style-name="P1">process</text:p>
        </draw:connector>
        <draw:frame draw:style-name="gr20" draw:text-style-name="P3" draw:layer="layout" svg:width="2.413cm" svg:height="1.67cm" svg:x="24.241cm" svg:y="4.937cm">
          <draw:image xlink:href="Pictures/10000201000001C70000013BD6D42D6978B328A0.png" xlink:type="simple" xlink:show="embed" xlink:actuate="onLoad">
            <text:p/>
          </draw:image>
        </draw:frame>
        <draw:custom-shape draw:style-name="gr6" draw:text-style-name="P1" xml:id="id3" draw:id="id3" draw:layer="layout" svg:width="1.397cm" svg:height="0.635cm" svg:x="17.101cm" svg:y="12.549cm">
          <text:p text:style-name="P1">webots</text:p>
          <draw:enhanced-geometry svg:viewBox="0 0 21600 21600" draw:mirror-horizontal="false" draw:mirror-vertical="false" draw:path-stretchpoint-x="10800" draw:path-stretchpoint-y="10800" draw:text-areas="?f3 ?f4 ?f5 ?f6" draw:type="round-rectangle" draw:modifiers="1992.829033668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3" draw:layer="layout" svg:x1="23.099cm" svg:y1="8.747cm" svg:x2="17.099cm" svg:y2="11.895cm" draw:start-shape="id5" draw:start-glue-point="5" draw:end-shape="id1" draw:end-glue-point="1" svg:d="M23099 8747v3148h-6000" svg:viewBox="0 0 6001 3149">
          <text:p text:style-name="P1">1:N</text:p>
        </draw:connector>
        <draw:custom-shape draw:style-name="gr5" draw:text-style-name="P1" xml:id="id8" draw:id="id8" draw:layer="layout" svg:width="3.683cm" svg:height="0.762cm" svg:x="5.086cm" svg:y="9.262cm">
          <draw:glue-point draw:id="4" svg:x="2.872cm" svg:y="-5cm" draw:escape-direction="up"/>
          <draw:glue-point draw:id="5" svg:x="4.251cm" svg:y="-5.013cm"/>
          <text:p text:style-name="P1">session_server.py</text:p>
          <draw:enhanced-geometry svg:viewBox="0 0 21600 21600" draw:mirror-horizontal="false" draw:mirror-vertical="false" draw:path-stretchpoint-x="10800" draw:path-stretchpoint-y="10800" draw:text-areas="?f3 ?f4 ?f5 ?f6" draw:type="round-rectangle" draw:modifiers="1992.829033668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line-skew="1.591cm" svg:x1="13.416cm" svg:y1="11.895cm" svg:x2="8.769cm" svg:y2="9.643cm" draw:start-shape="id1" draw:start-glue-point="3" draw:end-shape="id8" draw:end-glue-point="1" svg:d="M13416 11895h-733v-2252h-3914" svg:viewBox="0 0 4648 2253">
          <text:p text:style-name="P1"><text:s text:c="11"/>1:N</text:p>
        </draw:connector>
        <draw:g>
          <draw:connector draw:style-name="gr21" draw:text-style-name="P3" draw:layer="layout" svg:x1="22.231cm" svg:y1="8.408cm" svg:x2="8.492cm" svg:y2="9.262cm" draw:start-shape="id5" draw:start-glue-point="3" draw:end-shape="id8" draw:end-glue-point="5" svg:d="M22231 8408h-13739v854" svg:viewBox="0 0 13740 855">
            <text:p/>
          </draw:connector>
          <draw:frame draw:style-name="gr22" draw:text-style-name="P8" draw:layer="layout" svg:width="1.143cm" svg:height="0.508cm" svg:x="19.796cm" svg:y="7.858cm">
            <draw:text-box>
              <text:p>1:N</text:p>
            </draw:text-box>
          </draw:frame>
        </draw:g>
        <draw:g>
          <draw:connector draw:style-name="gr23" draw:text-style-name="P3" draw:layer="layout" svg:x1="17.763cm" svg:y1="7.253cm" svg:x2="16.745cm" svg:y2="11.542cm" draw:start-shape="id7" draw:start-glue-point="8" draw:end-shape="id1" draw:end-glue-point="4" svg:d="M17763 7253v2306h-1018v1983" svg:viewBox="0 0 1019 4290">
            <text:p/>
          </draw:connector>
          <draw:frame draw:style-name="gr22" draw:text-style-name="P8" draw:layer="layout" svg:width="1.143cm" svg:height="0.508cm" svg:x="16.575cm" svg:y="9.001cm">
            <draw:text-box>
              <text:p>N: 1</text:p>
            </draw:text-box>
          </draw:frame>
        </draw:g>
        <draw:g>
          <draw:connector draw:style-name="gr23" draw:text-style-name="P3" draw:layer="layout" draw:line-skew="-0.298cm" svg:x1="14.97cm" svg:y1="7.477cm" svg:x2="7.984cm" svg:y2="9.262cm" draw:start-shape="id7" draw:start-glue-point="2" draw:end-shape="id8" draw:end-glue-point="4" svg:d="M14970 7477v658h-6986v1127" svg:viewBox="0 0 6987 1786">
            <text:p/>
          </draw:connector>
          <draw:frame draw:style-name="gr22" draw:text-style-name="P8" draw:layer="layout" svg:width="1.143cm" svg:height="0.508cm" svg:x="10.144cm" svg:y="7.577cm">
            <draw:text-box>
              <text:p>1:1</text:p>
            </draw:text-box>
          </draw:frame>
        </draw:g>
        <draw:g>
          <draw:connector draw:style-name="gr24" draw:text-style-name="P9" draw:layer="layout" svg:x1="7.578cm" svg:y1="16.189cm" svg:x2="4.735cm" svg:y2="16.189cm" svg:d="M7578 16189h-2843" svg:viewBox="0 0 2844 1">
            <text:p/>
          </draw:connector>
          <draw:frame draw:style-name="gr25" draw:text-style-name="P8" draw:layer="layout" svg:width="1.778cm" svg:height="1.424cm" svg:x="5.421cm" svg:y="15.424cm">
            <draw:text-box>
              <text:p>HTTP</text:p>
              <text:p/>
              <text:p>http/https</text:p>
            </draw:text-box>
          </draw:frame>
        </draw:g>
        <draw:g>
          <draw:connector draw:style-name="gr26" draw:text-style-name="P9" draw:layer="layout" svg:x1="11.428cm" svg:y1="16.189cm" svg:x2="8.585cm" svg:y2="16.189cm" svg:d="M11428 16189h-2843" svg:viewBox="0 0 2844 1">
            <text:p/>
          </draw:connector>
          <draw:frame draw:style-name="gr27" draw:text-style-name="P11" draw:layer="layout" svg:width="2.032cm" svg:height="1.397cm" svg:x="8.966cm" svg:y="15.443cm">
            <draw:text-box>
              <text:p text:style-name="P10">WebSocket</text:p>
              <text:p><text:line-break/>ws / wss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Tango_20_Green" draw:fill-image-width="0cm" draw:fill-image-height="0cm" draw:textarea-horizontal-align="justify" draw:textarea-vertical-align="bottom" draw:shadow="hidden" draw:shadow-offset-x="0.127cm" draw:shadow-offset-y="0.127cm" draw:shadow-color="#dddddd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7T10:24:45.976000000</meta:creation-date>
    <dc:date>2019-07-24T08:08:14.258911047</dc:date>
    <meta:editing-duration>PT1H28M13S</meta:editing-duration>
    <meta:editing-cycles>18</meta:editing-cycles>
    <meta:generator>LibreOffice/6.0.7.3$Linux_X86_64 LibreOffice_project/00m0$Build-3</meta:generator>
    <meta:document-statistic meta:object-count="50"/>
  </office:meta>
</office:document-meta>
</file>